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4ba" officeooo:paragraph-rsid="000074ba"/>
    </style:style>
    <style:style style:name="P2" style:family="paragraph" style:parent-style-name="Standard">
      <style:text-properties style:use-window-font-color="true" officeooo:rsid="000074ba" officeooo:paragraph-rsid="000074ba"/>
    </style:style>
    <style:style style:name="P3" style:family="paragraph" style:parent-style-name="Standard">
      <style:text-properties style:use-window-font-color="true" officeooo:rsid="000258fb" officeooo:paragraph-rsid="000258fb"/>
    </style:style>
    <style:style style:name="T1" style:family="text">
      <style:text-properties fo:color="#ce181e"/>
    </style:style>
    <style:style style:name="T2" style:family="text">
      <style:text-properties fo:color="#009353"/>
    </style:style>
    <style:style style:name="T3" style:family="text">
      <style:text-properties fo:color="#00b6bd"/>
    </style:style>
    <style:style style:name="T4" style:family="text">
      <style:text-properties officeooo:rsid="000258fb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DD</text:span>:</text:p>
      <text:p text:style-name="P1">- <text:span text:style-name="T1">Rojo</text:span>: acceder a mi código</text:p>
      <text:p text:style-name="P1"><text:tab/>ejecutar el código</text:p>
      <text:p text:style-name="P1"><text:tab/>evaluar</text:p>
      <text:p text:style-name="P1">- <text:span text:style-name="T2">Verde</text:span></text:p>
      <text:p text:style-name="P1"><text:span text:style-name="T2">- </text:span><text:span text:style-name="T3">Azul</text:span></text:p>
      <text:p text:style-name="P1"><text:span text:style-name="T3"/></text:p>
      <text:p text:style-name="P2">HASHMAPS</text:p>
      <text:p text:style-name="P2"/>
      <text:p text:style-name="P2">Map &lt;tipo de la llave, tipo del valor&gt;</text:p>
      <text:p text:style-name="P2">Key : Value</text:p>
      <text:p text:style-name="P2"/>
      <text:p text:style-name="P3">Métodos:</text:p>
      <text:p text:style-name="P3">(m es un objeto de la clase Map)</text:p>
      <text:p text:style-name="P3"/>
      <text:p text:style-name="P2">- m.put ( key, valor ); <text:span text:style-name="T4">&gt;&gt;&gt; añade una llave con valor</text:span></text:p>
      <text:p text:style-name="P2"/>
      <text:p text:style-name="P3">- m.get(«amarillo»); &gt;&gt;&gt;&gt; retorna el value de la key amarillo</text:p>
      <text:p text:style-name="P3"/>
      <text:p text:style-name="P3">-m.KeySet();</text:p>
      <text:p text:style-name="P3"/>
      <text:p text:style-name="P3"/>
      <text:p text:style-name="P3">Ejercicio: Diccionario Inglés- Español</text:p>
      <text:p text:style-name="P3"/>
      <text:p text:style-name="P3">1. añadir palabra (pasamos una palabra española y su traducción en inglés)</text:p>
      <text:p text:style-name="P3"/>
      <text:p text:style-name="P3">2. traducir palabra del español al inglés</text:p>
      <text:p text:style-name="P3"/>
      <text:p text:style-name="P3">3. traducir frase con palabas que ya tenga del español al ingl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6:30:36.722166287</meta:creation-date>
    <dc:date>2018-10-30T18:22:27.360255394</dc:date>
    <meta:editing-duration>PT1H28M19S</meta:editing-duration>
    <meta:editing-cycles>1</meta:editing-cycles>
    <meta:document-statistic meta:table-count="0" meta:image-count="0" meta:object-count="0" meta:page-count="1" meta:paragraph-count="18" meta:word-count="94" meta:character-count="511" meta:non-whitespace-character-count="433"/>
    <meta:generator>LibreOffice/6.0.3.2$Linux_X86_64 LibreOffice_project/00m0$Build-2</meta:generator>
  </office:meta>
</office:document-meta>
</file>